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delle-sans" svg:font-family="adelle-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fcce" officeooo:paragraph-rsid="000dfcce"/>
    </style:style>
    <style:style style:name="P2" style:family="paragraph" style:parent-style-name="Standard">
      <style:text-properties officeooo:rsid="000dfcce" officeooo:paragraph-rsid="0012c39d"/>
    </style:style>
    <style:style style:name="P3" style:family="paragraph" style:parent-style-name="Standard">
      <style:text-properties officeooo:rsid="000dfcce" officeooo:paragraph-rsid="001594b8"/>
    </style:style>
    <style:style style:name="P4" style:family="paragraph" style:parent-style-name="Standard">
      <style:text-properties officeooo:rsid="000dfcce" officeooo:paragraph-rsid="00174655"/>
    </style:style>
    <style:style style:name="P5" style:family="paragraph" style:parent-style-name="Text_20_body">
      <style:text-properties fo:color="#000000" fo:letter-spacing="normal" officeooo:rsid="000dfcce" officeooo:paragraph-rsid="000dfcce"/>
    </style:style>
    <style:style style:name="P6"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Liberation Sans" fo:font-size="12pt" fo:letter-spacing="normal" fo:font-style="normal" fo:font-weight="normal"/>
    </style:style>
    <style:style style:name="P7" style:family="paragraph" style:parent-style-name="Heading_20_2">
      <style:text-properties fo:color="#000000" fo:letter-spacing="normal" officeooo:rsid="000dfcce" officeooo:paragraph-rsid="000dfcce"/>
    </style:style>
    <style:style style:name="T1" style:family="text">
      <style:text-properties officeooo:rsid="000f6b57"/>
    </style:style>
    <style:style style:name="T2" style:family="text">
      <style:text-properties officeooo:rsid="00102a27"/>
    </style:style>
    <style:style style:name="T3" style:family="text">
      <style:text-properties officeooo:rsid="0012c39d"/>
    </style:style>
    <style:style style:name="T4" style:family="text">
      <style:text-properties officeooo:rsid="001594b8"/>
    </style:style>
    <style:style style:name="T5" style:family="text">
      <style:text-properties officeooo:rsid="001746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
      <text:p text:style-name="P5">--<text:span text:style-name="T1">Unterschied Framework und Library--</text:span></text:p>
      <text:p text:style-name="P6">Bei einer Library ruft der Entwickler innerhalb seines Codes die Klassen und Funktionen der Bibliothek direkt auf. Hingegen ruft das Framework, eine bestimme Form der Library, vorgesehene Funktionen wenn nötig selbständig auf. Damit folgt es dem Paradigma „Inversion of Control“.</text:p>
      <text:p text:style-name="P6">→<text:span text:style-name="T2"> Beispiel sfml</text:span></text:p>
      <text:p text:style-name="P6"><text:tab/><text:span text:style-name="T2">Ruft man die Funktion des Frameworks zur erstellung eines Fensters auf, ruft die</text:span></text:p>
      <text:p text:style-name="P6"><text:tab/><text:span text:style-name="T2">Funktion gleichzeitig andere Funktionen des Frameworks auf, die alle zur Erstellung</text:span></text:p>
      <text:p text:style-name="P6"><text:tab/><text:span text:style-name="T2">des Fensters benötigt werden.</text:span></text:p>
      <text:p text:style-name="P1">--<text:span text:style-name="T1">Library--</text:span></text:p>
      <text:p text:style-name="P1">→<text:span text:style-name="T3"> Statische Bibliothek </text:span></text:p>
      <text:p text:style-name="P1"><text:tab/>→<text:span text:style-name="T4"> Enthält kompilierten Quellcode.</text:span></text:p>
      <text:p text:style-name="P2"><text:tab/>→<text:span text:style-name="T4"> Im Quellcode wird durch Header-Dateien dem Linker bekannt gemacht, welche Teile </text:span></text:p>
      <text:p text:style-name="P2"><text:tab/><text:tab/><text:span text:style-name="T4">aus der Bibliothek, dem kompilierten Quellcode hinzu gelinkt werden muss.</text:span></text:p>
      <text:p text:style-name="P3"><text:tab/><text:tab/><text:span text:style-name="T4">Dem Linker muss auch bekannt gemacht werden, wo sich die Bibliothek befindet.</text:span></text:p>
      <text:p text:style-name="P4">→<text:span text:style-name="T5"> Dynamische Bibliothek</text:span></text:p>
      <text:p text:style-name="P4"><text:tab/>→<text:span text:style-name="T5"> wird erst bei Bedarf in den Arbeitsspeicher geladen.<text:tab/></text:span><text:tab/><text:tab/></text:p>
      <text:p text:style-name="P2"><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delle-sans" svg:font-family="adelle-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17:13:03.158692495</meta:creation-date>
    <dc:date>2019-08-04T18:02:40.910031990</dc:date>
    <meta:editing-duration>PT49M34S</meta:editing-duration>
    <meta:editing-cycles>12</meta:editing-cycles>
    <meta:generator>LibreOffice/6.0.7.3$Linux_X86_64 LibreOffice_project/00m0$Build-3</meta:generator>
    <meta:document-statistic meta:table-count="0" meta:image-count="0" meta:object-count="0" meta:page-count="1" meta:paragraph-count="15" meta:word-count="131" meta:character-count="913" meta:non-whitespace-character-count="782"/>
  </office:meta>
</office:document-meta>
</file>